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family="'Times New Roman'" style:font-style-name="Italic" style:font-family-generic="roman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889cm" svg:height="0.889cm" svg:x="9.258cm" svg:y="4.429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0.889cm" svg:height="0.889cm" svg:x="11.058cm" svg:y="4.429cm">
          <text:p text:style-name="P1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0.889cm" svg:height="0.889cm" svg:x="10.158cm" svg:y="6.229cm">
          <text:p text:style-name="P1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702cm" svg:y1="5.318cm" svg:x2="10.602cm" svg:y2="6.229cm" draw:start-shape="id1" draw:start-glue-point="8" draw:end-shape="id2" draw:end-glue-point="4" svg:d="M9702 5318l900 911">
          <text:p/>
        </draw:connector>
        <draw:connector draw:style-name="gr2" draw:text-style-name="P1" draw:layer="layout" draw:type="line" svg:x1="11.502cm" svg:y1="5.318cm" svg:x2="10.602cm" svg:y2="6.229cm" draw:start-shape="id3" draw:start-glue-point="8" draw:end-shape="id2" draw:end-glue-point="4" svg:d="M11502 5318l-900 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8-07-20T12:21:30.25</meta:creation-date>
    <dc:date>2018-07-29T12:26:32.10</dc:date>
    <dc:creator>Loc Nguyen</dc:creator>
    <meta:editing-duration>PT15M22S</meta:editing-duration>
    <meta:editing-cycles>4</meta:editing-cycles>
    <meta:generator>OpenOffice/4.1.2$Win32 OpenOffice.org_project/412m3$Build-9782</meta:generator>
    <meta:document-statistic meta:object-count="5"/>
  </office:meta>
</office:document-meta>
</file>